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4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5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at Oct 13, 2018 <text:span text:style-name="T2">50 miles </text:span></text:p>
      <text:p text:style-name="P5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5"/>
      <text:p text:style-name="P5">Sun Oct 14, 2018 <text:span text:style-name="T2">no running </text:span><text:s/></text:p>
      <text:p text:style-name="P5"/>
      <text:p text:style-name="P5">Mon <text:s/>Oct 15, 2018 <text:span text:style-name="T2">no running </text:span><text:s text:c="2"/></text:p>
      <text:p text:style-name="P5"/>
      <text:p text:style-name="P5">Tues <text:s/>Oct 16, 2018 <text:span text:style-name="T2">no running</text:span></text:p>
      <text:p text:style-name="P5">I pushed a lawnmower for an hour. <text:s/></text:p>
      <text:p text:style-name="P5"/>
      <text:p text:style-name="P5">Wed <text:s/>Oct 17, 2018 <text:span text:style-name="T2">2 miles</text:span></text:p>
      <text:p text:style-name="P5">I ran 2 miles on a treadmill. </text:p>
      <text:p text:style-name="P5">Splits: 10:00, 8:14</text:p>
      <text:p text:style-name="P5"/>
      <text:p text:style-name="P5">Thurs Oct 18, 2018 <text:s/><text:span text:style-name="T2">3 miles</text:span></text:p>
      <text:p text:style-name="P5">I ran 3 miles at various paces between 10:00/mile and 12:00/mile.</text:p>
      <text:p text:style-name="P5"/>
      <text:p text:style-name="P5">Fri Oct 19, 2018 <text:span text:style-name="T2">no running</text:span></text:p>
      <text:p text:style-name="P5"/>
      <text:p text:style-name="P5">55 miles in the last week</text:p>
      <text:p text:style-name="P5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6"><text:soft-page-break/>Sat Oct 27, 2018 <text:span text:style-name="T2">3 miles</text:span></text:p>
      <text:p text:style-name="P6">I ran in the Wise Center.</text:p>
      <text:p text:style-name="P7">Warmup:<text:span text:style-name="T3"> ½ mile on the indoor track in 4:37 and rest about 5 minutes</text:span></text:p>
      <text:p text:style-name="P7">Run:<text:span text:style-name="T3"> I ran 2 miles on a treadmill in 18:37. Splits: 10:00, 8:37</text:span></text:p>
      <text:p text:style-name="P6">I ran faster as I went, starting at about 10:30/mile and ending at 7:41/mile.</text:p>
      <text:p text:style-name="P7">Warmdown: <text:span text:style-name="T3">I rested about 5 minutes and ran ½ mile on the indoor track in 4:56.</text:span></text:p>
      <text:p text:style-name="P6"/>
      <text:p text:style-name="P7"><text:span text:style-name="T3">Sun Oct 28, 2018 </text:span>no running</text:p>
      <text:p text:style-name="P6">I preped for a colonoscopy.</text:p>
      <text:p text:style-name="P6"/>
      <text:p text:style-name="P6">Mon Oct 29, 2018 <text:span text:style-name="T2">no running </text:span></text:p>
      <text:p text:style-name="P6">I had a colonoscopy.</text:p>
      <text:p text:style-name="P6"/>
      <text:p text:style-name="P6">Tues Oct 30, 2018 <text:span text:style-name="T2">3 miles</text:span> <text:s/></text:p>
      <text:p text:style-name="P6">I ran on a treadmill in the Wise Center.</text:p>
      <text:p text:style-name="P6"><text:span text:style-name="T2">Warmup:</text:span> ½ mile in 4:54 and rest a few minutes</text:p>
      <text:p text:style-name="P6"><text:span text:style-name="T2">Run:</text:span> I ran 2 miles in 17:15. Splits: 8:55, 8:20</text:p>
      <text:p text:style-name="P6">I ran faster as I went, starting at about 10:10/mile and ending at 7:41/mile. </text:p>
      <text:p text:style-name="P14">Warmdown: <text:span text:style-name="T3">½ mile in 5:30</text:span></text:p>
      <text:p text:style-name="P15"/>
      <text:p text:style-name="P11"><text:span text:style-name="T5">Wed Oct 31, 2018 </text:span><text:span text:style-name="T1">4.2 miles</text:span></text:p>
      <text:p text:style-name="P13">Warmup: <text:span text:style-name="T3">1 mile in 9:45 </text:span></text:p>
      <text:p text:style-name="P11"><text:span text:style-name="T1">Run:</text:span><text:span text:style-name="T5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2">My times: 3:50, 3:46, 3:42, 3:37 </text:p>
      <text:p text:style-name="P12">My average pace for the last interval was 7:36/mile.</text:p>
      <text:p text:style-name="P13">Warmdown: <text:span text:style-name="T3">0.8 mile jog</text:span></text:p>
      <text:p text:style-name="P12"/>
      <text:p text:style-name="P6">Thur Nov 1, 2018 <text:span text:style-name="T2">3 miles</text:span> <text:s/></text:p>
      <text:p text:style-name="P6">I ran on a treadmill in the Wise Center.</text:p>
      <text:p text:style-name="P6"><text:span text:style-name="T2">Warmup:</text:span> ½ mile in 5:00 and rest 4 minutes</text:p>
      <text:p text:style-name="P6"><text:span text:style-name="T2">Run:</text:span> I ran 2 miles in 17:04. Splits: 8:55, (4:12+3:57) = 8:09</text:p>
      <text:p text:style-name="P6">I ran faster as I went, starting at about 10:00/mile and ending at 7:41/mile. </text:p>
      <text:p text:style-name="P13">Warmdown:<text:span text:style-name="T3"> ½ mile in 5:25</text:span></text:p>
      <text:p text:style-name="P16"/>
      <text:p text:style-name="P6">Fri Nov 2, 2018 <text:span text:style-name="T2">3.5 miles</text:span> <text:s/></text:p>
      <text:p text:style-name="P6"><text:span text:style-name="T2">Warmup:</text:span> ½ mile to the Wise Center and a few minute rest</text:p>
      <text:p text:style-name="P6"><text:span text:style-name="T2">Run:</text:span> I ran 2 miles in 19:00 on a treadmill. </text:p>
      <text:p text:style-name="P17">Warmdown:<text:span text:style-name="T3"> ½ mile in about 5:30 and ½ mile walk on the indoor track in about 7:50</text:span></text:p>
      <text:p text:style-name="P4"/>
      <text:p text:style-name="P4">16.7 miles in the last week</text:p>
      <text:p text:style-name="P8"><text:soft-page-break/>Sat Nov 3, 2018 <text:span text:style-name="T2">3.75 miles</text:span></text:p>
      <text:p text:style-name="P8"><text:span text:style-name="T2">Warmup:</text:span> ½ mile run to the Wise Center and a few minute rest</text:p>
      <text:p text:style-name="P9">Run: <text:span text:style-name="T3">I ran and walked 3 miles on the indoor track and averaged 10:35/mile.</text:span></text:p>
      <text:p text:style-name="P8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8"/>
      <text:p text:style-name="P9"><text:span text:style-name="T3">Sun Nov 4, 2018 </text:span>3.5 miles<text:span text:style-name="T3"> </text:span></text:p>
      <text:p text:style-name="P9">Warmup:<text:span text:style-name="T3"> ½ mile run to the Wise Center and a few minute rest</text:span></text:p>
      <text:p text:style-name="P9">Run: <text:span text:style-name="T3">1 mile on a treadmill at various pace, time: 8:40 and a few minute rest</text:span></text:p>
      <text:p text:style-name="P8">3 x 0.2 miles at 7:14/mile pace with a 0.3 mile jog before each run. <text:s/>The jogs were at about 11:00/mile. <text:s text:c="3"/><text:span text:style-name="T2">Warmdown: <text:s/></text:span>0.5 mile jog</text:p>
      <text:p text:style-name="P8"/>
      <text:p text:style-name="P8">Mon Nov 5, 2018 <text:span text:style-name="T2">4.75 miles</text:span></text:p>
      <text:p text:style-name="P9">Warmup: <text:span text:style-name="T3">¾ mile jogging</text:span></text:p>
      <text:p text:style-name="P9">Run and walk: <text:s/><text:span text:style-name="T3">3 miles on the indoor track averaging 11:30/mile</text:span></text:p>
      <text:p text:style-name="P8">I ran 3/8 mile, walked 1/8 mile and repeated until I reached 3 miles. <text:s/>My running pace was about 10:00/mile and my walking pace was about 16:00/mile. </text:p>
      <text:p text:style-name="P9">Warmdown: <text:span text:style-name="T3">I rested a few minutes and walked a mile in 16:10.</text:span></text:p>
      <text:p text:style-name="P8"/>
      <text:p text:style-name="P9"><text:span text:style-name="T3">Tues Nov 6, 2018 </text:span>4 miles<text:span text:style-name="T3"> </text:span></text:p>
      <text:p text:style-name="P9">Warmup:<text:span text:style-name="T3"> ½ mile run to the Wise Center and rest a few minutes</text:span></text:p>
      <text:p text:style-name="P9">Run:<text:span text:style-name="T3"> <text:s/>2 miles on a treadmill Splits: 9:29, 9:00 and rest a few minutes</text:span></text:p>
      <text:p text:style-name="P8">4 x 0.15 miles at 7:14/mile pace with a 0.1 mile jog before each run. The 0.15 mile runs each took 65 seconds. The jogs before each 0.15 mile run took about 70 seconds.</text:p>
      <text:p text:style-name="P9">Warmdown:<text:span text:style-name="T3"> <text:s/>0.5 mile jog</text:span></text:p>
      <text:p text:style-name="P8"/>
      <text:p text:style-name="P9"><text:span text:style-name="T3">Wed Nov 7, 2018 </text:span>2 miles</text:p>
      <text:p text:style-name="P8">I road a stationary recumbent bike on level 12. <text:s/>My final pulse was 114. <text:s/></text:p>
      <text:p text:style-name="P8">Calories: 200, Distance: 5.2 miles, Time: about 19:00</text:p>
      <text:p text:style-name="P8">I am taking this to be equivalent to 2 miles of running. </text:p>
      <text:p text:style-name="P8"/>
      <text:p text:style-name="P8">Thur Nov 8, 2018 <text:span text:style-name="T2">4 miles</text:span> </text:p>
      <text:p text:style-name="P8">I ran with 5 other runners on the Geendale Cemetery 510 m loop.</text:p>
      <text:p text:style-name="P8"><text:span text:style-name="T2">Warmup:</text:span> 1 mile</text:p>
      <text:p text:style-name="P8"><text:span text:style-name="T2">Run:</text:span> 6 x 1 loop with a 250 m jog between each of the runs. The jogs took about 4:00.</text:p>
      <text:p text:style-name="P8">Times: 2:35, 2:29, 2:30, 2:19, 2:39, 2:24</text:p>
      <text:p text:style-name="P8">The average pace for the fastest run is 7:19/mile.</text:p>
      <text:p text:style-name="P8"/>
      <text:p text:style-name="P8">Fri Nov 9, 2018 <text:s/><text:span text:style-name="T2">3.5 miles</text:span></text:p>
      <text:p text:style-name="P8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8">I am taking this as equivalent to 2 miles of running. <text:s/>I rested and then walked ½ mile in 16:20</text:p>
      <text:p text:style-name="P3"/>
      <text:p text:style-name="P4">25.5 miles in the last week</text:p>
      <text:p text:style-name="P9"><text:soft-page-break/><text:span text:style-name="T3">Sat Nov 10, 2018 <text:s/></text:span><text:s/>4.25 miles<text:span text:style-name="T3"> </text:span></text:p>
      <text:p text:style-name="P9">Warmup:<text:span text:style-name="T3"> 1.5 miles on a Wise Center treadmill. I ran faster as I went.</text:span></text:p>
      <text:p text:style-name="P8">Time: 13:27, Splits 9:29, 3:58 (for the last ½ mile). <text:s/>Then I rested 4 minutes.</text:p>
      <text:p text:style-name="P9">Run:<text:span text:style-name="T3"> <text:s/>5 x 0.16 miles at 7:09/mile pace with a 0.09 mile jog before each run. The 0.16 mile runs each took 68.6 seconds. The jogs before each 0.16 mile run took about 85 seconds.</text:span></text:p>
      <text:p text:style-name="P9">Warmdown: <text:span text:style-name="T3">I rested about 4 minutes, ran a mile in about 9:30 and jogged ½ mile home.</text:span></text:p>
      <text:p text:style-name="P9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9"/>
      <text:p text:style-name="P8">Sun Nov 11, 2018 <text:s/><text:span text:style-name="T2">no running</text:span> </text:p>
      <text:p text:style-name="P8"/>
      <text:p text:style-name="P8">Mon Nov 12, 2918 <text:s/><text:span text:style-name="T2">4 miles</text:span></text:p>
      <text:p text:style-name="P9">Warmup: <text:span text:style-name="T3">½ mile to the Wise Center and rest a few minutes.</text:span></text:p>
      <text:list xml:id="list270009925423038400" text:style-name="L1">
        <text:list-item>
          <text:list>
            <text:list-header>
              <text:p text:style-name="P19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19">Warmdown: <text:span text:style-name="T3">½ mile in 4:58</text:span></text:p>
            </text:list-header>
          </text:list>
        </text:list-item>
      </text:list>
      <text:p text:style-name="P8"/>
      <text:p text:style-name="P9"><text:span text:style-name="T3">Tues Nov 13, 2018 </text:span>2 miles <text:span text:style-name="T3"><text:s/></text:span></text:p>
      <text:p text:style-name="P8">I ran and walked 2 miles on the Wise Center indoor track.</text:p>
      <text:p text:style-name="P8">I ran 3/8 mile in about 3:30, walked 1/8 mile in about 1:45 and repeated 3 more times for a total of 2 miles in 20:59. Running pace: 9:20/mile, Walking pace 14:00/mile</text:p>
      <text:p text:style-name="P8"/>
      <text:p text:style-name="P8">Wed Nov 14, 2018 <text:span text:style-name="T2">5 miles </text:span><text:s/></text:p>
      <text:p text:style-name="P8">I ran on a treadmill in the Wise Center.</text:p>
      <text:p text:style-name="P10"><text:span text:style-name="T6">Warmup:</text:span><text:span text:style-name="T7"> <text:s/>2.1 miles starting at about 10:00/mile, ending at 7:30/mile averaging 8:58/mile</text:span></text:p>
      <text:list xml:id="list39518975" text:continue-numbering="true" text:style-name="L1">
        <text:list-item>
          <text:list>
            <text:list-header>
              <text:p text:style-name="P19">Run: 6<text:span text:style-name="T3"> x 0.2 miles at 7:09/mile pace with a 0.2 mile jog before each run. The 0.2 mile runs each took 85.7 seconds. The jogs before each 0.2 mile run took about 2:18.</text:span></text:p>
              <text:p text:style-name="P19">Warmdown: <text:span text:style-name="T3">½ mile in about 5:30</text:span></text:p>
              <text:p text:style-name="P21"/>
              <text:p text:style-name="P19"><text:span text:style-name="T3">Thur Nov 15, 2018 </text:span>2.25 miles<text:span text:style-name="T3"> </text:span></text:p>
              <text:p text:style-name="P21">On the Wise Center indoor track: 1 mile splits 4:55 + 4:35 = 9:30, rest 5 minutes</text:p>
              <text:p text:style-name="P21">On a recumbant stationary bike: </text:p>
              <text:list>
                <text:list-item>
                  <text:list>
                    <text:list-header>
                      <text:p text:style-name="P21"><text:s text:c="5"/>50 calorie ride in 4:10 (final pulse: 137), 25 calorie slow ride </text:p>
                      <text:p text:style-name="P21"><text:s text:c="5"/>25 calorie ride in 1:58, 25 calorie slow ride</text:p>
                      <text:p text:style-name="P21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8"/>
      <text:p text:style-name="P8">Fri Nov 16, 2018 <text:span text:style-name="T2">3.5 miles </text:span><text:s text:c="2"/></text:p>
      <text:p text:style-name="P8"><text:span text:style-name="T2">Run:</text:span> 3 miles on a treadmill in about 27 minutes. <text:s/>Approximate Splits: 9:30, 9:00, 8:30</text:p>
      <text:p text:style-name="P8"><text:span text:style-name="T2">Warm down:</text:span> ½ mile in 5:00..</text:p>
      <text:p text:style-name="P8"/>
      <text:p text:style-name="P9">21 miles in the last week</text:p>
      <text:p text:style-name="P8"/>
      <text:p text:style-name="P8"/>
      <text:p text:style-name="P8"><text:soft-page-break/>Sat Nov 17, 2018 <text:span text:style-name="T2">5 miles</text:span> <text:s text:c="2"/></text:p>
      <text:p text:style-name="P8">I ran in Greendale Cemetery with 5 other runners. <text:s/>The temperature was about 35 degrees.</text:p>
      <text:p text:style-name="P8">Greendale Cemetery is on the side of a hill with one end 0.75 miles away from the other. The elevation change is about 200 feet.</text:p>
      <text:p text:style-name="P8"><text:span text:style-name="T2">Warmup:</text:span> 0.5 mile jog</text:p>
      <text:p text:style-name="P9">Run: <text:s/><text:span text:style-name="T3">We ran 3 times from the top of the cemetery to the bottom and back up again, ie 1.5 miles for each run. <text:s/>Between each time down and up we rested a few minutes. </text:span></text:p>
      <text:p text:style-name="P8">Times and average paces for the runs: 16:45 (11:10/mile), 15:22 (10:15/mile), 14:03 (9:22/mile)</text:p>
      <text:p text:style-name="P9"/>
      <text:p text:style-name="P8">Sun Nov 18, 2018 <text:span text:style-name="T2">3.5 miles</text:span> <text:s text:c="2"/></text:p>
      <text:p text:style-name="P8">I ran a mile on the Wise Center indoor track in 8:46. <text:s/>Splits: 4:36, 4:10 <text:s/></text:p>
      <text:p text:style-name="P8">I rested for 6 minutes and ran 1.5 miles on a treadmill including a ½ mile in 3:47.</text:p>
      <text:p text:style-name="P8">I rested a few minutes and walked a mile on the indoor track with Mary Jane in about 17:00.</text:p>
      <text:p text:style-name="P8"/>
      <text:p text:style-name="P8">Mon Nov 19, 2018 <text:span text:style-name="T2">6.5 miles</text:span> <text:s/></text:p>
      <text:p text:style-name="P8"><text:span text:style-name="T2">Warmup:</text:span> ½ mile to the Wise Center, rest 5 minutes and ½ mile on a treadmill in about 4:45</text:p>
      <text:p text:style-name="P8"><text:span text:style-name="T2">Run: <text:s/></text:span>5 miles on a treadmill starting at about 9:10/mile and ending at 7:14/mile</text:p>
      <text:p text:style-name="P8">Time and average pace for 5 miles: <text:s/>41:35, 8:19/mile</text:p>
      <text:p text:style-name="P8">Splits: 9:00, 8:44, 8:21, 7:58, 7:31</text:p>
      <text:p text:style-name="P9">Warm down: <text:span text:style-name="T3">½ mile jog home</text:span></text:p>
      <text:p text:style-name="P8"/>
      <text:p text:style-name="P8">Tues Nov 20, 2018 <text:span text:style-name="T2">1.75 miles</text:span></text:p>
      <text:p text:style-name="P8">I ran on a treadmill in the Wise Center.</text:p>
      <text:p text:style-name="P9">Warmup:<text:span text:style-name="T3"> 2 miles at various paces, some as fast as 7:41/mile. Ave. pace: 9:00/mile, rest 5:00</text:span></text:p>
      <text:p text:style-name="P9">Run: <text:s/><text:span text:style-name="T3">¼ mile jog, lead into a mile run in 7:32. <text:s/>Splits: 3:50, 3:42</text:span></text:p>
      <text:p text:style-name="P9">Warm down: <text:s text:c="2"/><text:span text:style-name="T3">½ mile jog</text:span></text:p>
      <text:p text:style-name="P9"><text:span text:style-name="T3"/></text:p>
      <text:p text:style-name="P9"><text:span text:style-name="T3">Wed Nov 21, 2018 </text:span>no running<text:span text:style-name="T3"> </text:span></text:p>
      <text:p text:style-name="P9"><text:span text:style-name="T3"/></text:p>
      <text:p text:style-name="P9"><text:span text:style-name="T3">Thur Nov 21, 2018 </text:span>no running</text:p>
      <text:p text:style-name="P8"/>
      <text:p text:style-name="P8">Fri <text:s/>Nov 19, 2018 <text:span text:style-name="T2">3.7 miles</text:span> <text:s/></text:p>
      <text:p text:style-name="P8">I ran in Greendale Cemetery. The Cemetery is on the side of a hill with one end 0.75 miles away from the other. The elevation change is about 200 feet.</text:p>
      <text:p text:style-name="P8"><text:span text:style-name="T2">Warmup:</text:span> 0.35 mile jog and rest 3 minutes</text:p>
      <text:p text:style-name="P9">Run: <text:s/><text:span text:style-name="T3">2 times from the top of the cemetery to the bottom and back up again, ie 1.5 miles for each run. <text:s/>Between the 2 runs I rested a few minutes. </text:span></text:p>
      <text:p text:style-name="P8">Times and average paces for the runs: 16:33 (11:02/mile), 14:19 (9:33/mile)</text:p>
      <text:p text:style-name="P9">Warm down: <text:span text:style-name="T3">rest 3 minutes and jog 0.35 miles</text:span></text:p>
      <text:p text:style-name="P9"><text:span text:style-name="T3"/></text:p>
      <text:p text:style-name="P9">20.45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1-23T19:31:10.89</dc:date>
    <dc:creator>James  Lombardi</dc:creator>
    <meta:editing-duration>P6DT11H11M21S</meta:editing-duration>
    <meta:editing-cycles>514</meta:editing-cycles>
    <meta:generator>OpenOffice/4.1.2$Win32 OpenOffice.org_project/412m3$Build-9782</meta:generator>
    <meta:document-statistic meta:table-count="0" meta:image-count="0" meta:object-count="0" meta:page-count="6" meta:paragraph-count="155" meta:word-count="2099" meta:character-count="10662"/>
  </office:meta>
</office:document-meta>
</file>